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unito" svg:font-family="Nunito, sans-serif"/>
    <style:font-face style:name="PT Mono" svg:font-family="'PT Mono', SFMono-Regular, Menlo, Monaco, Consolas, 'Liberation Mono', 'Courier New', monospace"/>
    <style:font-face style:name="PT Sans" svg:font-family="'PT Sans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/>
      <style:text-properties fo:font-variant="normal" fo:text-transform="none" fo:color="#212529" style:font-name="Nunito" fo:letter-spacing="normal" fo:font-style="normal" fo:font-weight="normal"/>
    </style:style>
    <style:style style:name="P2" style:family="paragraph" style:parent-style-name="Heading_20_3">
      <style:text-properties fo:font-variant="normal" fo:text-transform="none" fo:color="#212529" style:font-name="Nunito" fo:letter-spacing="normal" fo:font-style="normal" fo:font-weight="normal"/>
    </style:style>
    <style:style style:name="P3" style:family="paragraph" style:parent-style-name="Heading_20_3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12529" style:font-name="Nunito" fo:letter-spacing="normal" fo:font-style="normal" fo:font-weight="normal"/>
    </style:style>
    <style:style style:name="P4" style:family="paragraph" style:parent-style-name="Heading_20_3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/>
      <style:text-properties fo:font-variant="normal" fo:text-transform="none" fo:color="#212529" style:font-name="Nunito" fo:letter-spacing="normal" fo:font-style="normal" fo:font-weight="normal"/>
    </style:style>
    <style:style style:name="P5" style:family="paragraph" style:parent-style-name="Preformatted_20_Text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 fo:padding="0cm" fo:border="none"/>
    </style:style>
    <style:style style:name="P6" style:family="paragraph" style:parent-style-name="Preformatted_20_Text">
      <style:paragraph-properties fo:margin-top="0cm" fo:margin-bottom="0.247cm" loext:contextual-spacing="false" fo:text-align="start" style:justify-single-word="false" fo:orphans="2" fo:widows="2" fo:padding="0cm" fo:border="none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8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212529" style:font-name="PT Sans" fo:font-size="12pt" fo:letter-spacing="normal" fo:font-style="normal" fo:font-weight="normal"/>
    </style:style>
    <style:style style:name="P9" style:family="paragraph" style:parent-style-name="Text_20_body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/>
      <style:text-properties fo:font-variant="normal" fo:text-transform="none" fo:color="#c9211e" style:font-name="Nunito" fo:letter-spacing="normal" fo:font-style="normal" fo:font-weight="normal"/>
    </style:style>
    <style:style style:name="P10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</style:style>
    <style:style style:name="P11" style:family="paragraph" style:parent-style-name="Text_20_body" style:list-style-name="L1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212529" style:font-name="PT Sans" fo:font-size="12pt" fo:letter-spacing="normal" fo:font-style="normal" fo:font-weight="normal"/>
    </style:style>
    <style:style style:name="P12" style:family="paragraph" style:parent-style-name="Text_20_body" style:list-style-name="L2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212529" style:font-name="PT Sans" fo:font-size="12pt" fo:letter-spacing="normal" fo:font-style="normal" fo:font-weight="normal"/>
    </style:style>
    <style:style style:name="P13" style:family="paragraph" style:parent-style-name="Text_20_body" style:list-style-name="L3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212529" style:font-name="PT Sans" fo:font-size="12pt" fo:letter-spacing="normal" fo:font-style="normal" fo:font-weight="normal"/>
    </style:style>
    <style:style style:name="P14" style:family="paragraph" style:parent-style-name="Text_20_body" style:list-style-name="L4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212529" style:font-name="PT Sans" fo:font-size="12pt" fo:letter-spacing="normal" fo:font-style="normal" fo:font-weight="normal"/>
    </style:style>
    <style:style style:name="P15" style:family="paragraph" style:parent-style-name="Text_20_body" style:list-style-name="L5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212529" style:font-name="PT Sans" fo:font-size="12pt" fo:letter-spacing="normal" fo:font-style="normal" fo:font-weight="normal"/>
    </style:style>
    <style:style style:name="P16" style:family="paragraph" style:parent-style-name="Text_20_body" style:list-style-name="L6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212529" style:font-name="PT Sans" fo:font-size="12pt" fo:letter-spacing="normal" fo:font-style="normal" fo:font-weight="normal"/>
    </style:style>
    <style:style style:name="P17" style:family="paragraph" style:parent-style-name="Text_20_body" style:list-style-name="L7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212529" style:font-name="PT Sans" fo:font-size="12pt" fo:letter-spacing="normal" fo:font-style="normal" fo:font-weight="normal"/>
    </style:style>
    <style:style style:name="T1" style:family="text">
      <style:text-properties fo:font-variant="normal" fo:text-transform="none" fo:color="#212529" style:font-name="PT Sans" fo:font-size="12pt" fo:letter-spacing="normal" fo:font-style="normal" fo:font-weight="normal"/>
    </style:style>
    <style:style style:name="T2" style:family="text">
      <style:text-properties fo:font-variant="normal" fo:text-transform="none" fo:color="#212529" style:font-name="PT Sans" fo:font-size="12pt" fo:letter-spacing="normal" fo:font-style="normal" fo:font-weight="bold"/>
    </style:style>
    <style:style style:name="T3" style:family="text">
      <style:text-properties fo:font-variant="normal" fo:text-transform="none" fo:color="#e83e8c" style:font-name="PT Mono" fo:font-size="12pt" fo:letter-spacing="normal" fo:font-style="normal" fo:font-weight="normal"/>
    </style:style>
    <style:style style:name="T4" style:family="text">
      <style:text-properties fo:font-variant="normal" fo:text-transform="none" fo:color="#444444" style:font-name="PT Mono" fo:font-size="12pt" fo:letter-spacing="normal" fo:font-style="normal" fo:font-weight="bold" fo:background-color="#f0f0f0" loext:char-shading-value="0"/>
    </style:style>
    <style:style style:name="T5" style:family="text">
      <style:text-properties fo:font-variant="normal" fo:text-transform="none" fo:color="#444444" style:font-name="PT Mono" fo:font-size="12pt" fo:letter-spacing="normal" fo:font-style="normal" fo:font-weight="normal"/>
    </style:style>
    <style:style style:name="T6" style:family="text">
      <style:text-properties fo:font-variant="normal" fo:text-transform="none" fo:color="#444444" style:font-name="PT Mono" fo:font-size="12pt" fo:letter-spacing="normal" fo:font-style="normal" fo:font-weight="normal" fo:background-color="#f0f0f0" loext:char-shading-value="0"/>
    </style:style>
    <style:style style:name="T7" style:family="text">
      <style:text-properties fo:font-variant="normal" fo:text-transform="none" fo:color="#444444" fo:letter-spacing="normal"/>
    </style:style>
    <style:style style:name="T8" style:family="text">
      <style:text-properties fo:font-variant="normal" fo:text-transform="none" fo:color="#444444" fo:letter-spacing="normal" fo:background-color="#f0f0f0" loext:char-shading-value="0"/>
    </style:style>
    <style:style style:name="T9" style:family="text">
      <style:text-properties fo:font-variant="normal" fo:text-transform="none" fo:color="#888888" style:font-name="PT Mono" fo:font-size="12pt" fo:letter-spacing="normal" fo:font-style="normal" fo:font-weight="normal" fo:background-color="#f0f0f0" loext:char-shading-value="0"/>
    </style:style>
    <style:style style:name="T10" style:family="text">
      <style:text-properties fo:font-variant="normal" fo:text-transform="none" fo:color="#880000" style:font-name="PT Mono" fo:font-size="12pt" fo:letter-spacing="normal" fo:font-style="normal" fo:font-weight="normal" fo:background-color="#f0f0f0" loext:char-shading-value="0"/>
    </style:style>
    <style:style style:name="T11" style:family="text">
      <style:text-properties fo:color="#444444" style:font-name="PT Mono" fo:font-size="12pt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 text:start-value="3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Ошибки и исключения</text:h>
      <text:p text:style-name="P9">https://ruby-doc.org/core-2.6/doc/syntax/exceptions_rdoc.html</text:p>
      <text:p text:style-name="P8">В этом уроке мы узнаем, какие бывают в программах ошибки, как правильно реагировать на разные виды ошибок, что такое и как работают исключения в Ruby. И как различать разные виды ошибок, как их предупреждать.</text:p>
      <text:p text:style-name="P10"><text:span text:style-name="T1">Мы научимся не бояться ошибок, разберём глобальные причины ошибок: непонимание постановки задачи, баги и исключения. А также узнаем как работает конструкция </text:span><text:span text:style-name="Source_20_Text"><text:span text:style-name="T3">begin-rescue</text:span></text:span><text:span text:style-name="T1">, зачем там нужен </text:span><text:span text:style-name="Source_20_Text"><text:span text:style-name="T3">ensure</text:span></text:span><text:span text:style-name="T1"> и как ловить только конкретные типы ошибок в Ruby.</text:span></text:p>
      <text:h text:style-name="P4" text:outline-level="3">План урока</text:h>
      <text:list xml:id="list2521421828" text:style-name="L1">
        <text:list-item>
          <text:p text:style-name="P11">Какие бывают ошибки и как с ними бороться</text:p>
        </text:list-item>
        <text:list-item>
          <text:p text:style-name="P11">Что такое исключения и почему они важны</text:p>
        </text:list-item>
        <text:list-item>
          <text:p text:style-name="P11">Как работать с исключениями в Ruby</text:p>
        </text:list-item>
      </text:list>
      <text:h text:style-name="P2" text:outline-level="3">Ошибки в программах</text:h>
      <text:p text:style-name="P8">Программные ошибки — наверное, самая обсуждаемая тема среди программистов, так как процесс написания программ связан с решением довольно творческих задач по относительно строгим правилам.</text:p>
      <text:p text:style-name="P8">Грубо говоря, программу вы придумываете сами, но пишете её по строгим законам языка и технологии, поэтому если вы нарушаете какие-то правила, ваша программа в определённых ситуациях будет ломаться и не давать нужного результата.</text:p>
      <text:p text:style-name="P8">Но как говорится, волков бояться — в лес не ходить. Вот и ошибок в программировании бояться не стоит, нужно лишь для себя понимать как реагировать и предупреждать разные виды ошибок.</text:p>
      <text:h text:style-name="P4" text:outline-level="3">Какие бывают ошибки?</text:h>
      <text:p text:style-name="P8">Практически все ошибки можно отнести к одной из трёх групп</text:p>
      <text:list xml:id="list3079609386" text:style-name="L2">
        <text:list-item>
          <text:p text:style-name="P12">Ошибки программиста, связанные с неправильно написанным кодом</text:p>
        </text:list-item>
      </text:list>
      <text:p text:style-name="P8">Это опечатки, забытые запятые или скобки, из-за которых программа может даже и не компилироваться. Эти ошибки как правило становятся видны на первых же этапах написания и запуска программ.</text:p>
      <text:p text:style-name="P8">Про эти ошибки не нужно особо никак париться, они есть у всех (у новичков больше, у опытных – меньше), они исправляются «по ходу пьесы».</text:p>
      <text:list xml:id="list2199458871" text:style-name="L3">
        <text:list-item>
          <text:p text:style-name="P13"><text:soft-page-break/>Ошибки программиста, связанные с неверным пониманием задачи («баги»)</text:p>
        </text:list-item>
      </text:list>
      <text:p text:style-name="P8">Баги — это ошибки, которые не заметно во время написания и первого запуска программы. Это ошибки в логике программы.</text:p>
      <text:p text:style-name="P8">Например, по четным дням недели светофор должен после 22 часов переключаться в режим желтого света. А оказалось, что он это делает во все дни, кроме последнего дня каждого месяца.</text:p>
      <text:p text:style-name="P8">Во время постановки задачи забыли явно сказать «в любой день года», с другой стороны программист должен был догадаться или уточнить у заказчика. Вроде бы никто не виноват, но программа работает не так, как надо.</text:p>
      <text:p text:style-name="P8">И таких ошибок полно в любой программе, даже самой простой. Если вы были внимательные — заметили, что в программах нашего курса мы частенько исправление таких ошибок оставляем как домашнее задание для пытливого студента.</text:p>
      <text:p text:style-name="P8">Исправление багов — неотъемлемая часть работы программиста, не важно занимаетесь ли вы этим на профессиональном или любительском уровне.</text:p>
      <text:p text:style-name="P8">Не надо пытаться писать программу без багов, это невозможно. Нужно сфокусировать свое внимание на том, чтобы как можно подробнее и нагляднее описать для себя задачу и тщательно ее реализовать. Все остальное придет только с опытом.</text:p>
      <text:p text:style-name="P8">Есть конечно некоторые техники, помогающие уменьшить число багов. Но о них мы будем говорить в следующей части курса.</text:p>
      <text:list xml:id="list1072264413" text:style-name="L4">
        <text:list-item>
          <text:p text:style-name="P14">Внешние ошибки, исключения</text:p>
        </text:list-item>
      </text:list>
      <text:p text:style-name="P8">Наконец, если вы всё написали идеально, опечаток, ошибок и багов в вашей программе нет — то обстоятельства при запуске программы могут сложиться так, что ей не суждено выполнится.</text:p>
      <text:p text:style-name="P8">Например, вы попытались открыть какой-то файл, но в этот момент полетел жёсткий диск, или вы хотели создать новый файл, а на диске кончилось место. Светофор должен загореться желтым, но вдруг выключили электричество.</text:p>
      <text:p text:style-name="P10"><text:span text:style-name="T1">Такой нештатный режим работы программы называется </text:span><text:span text:style-name="Strong_20_Emphasis"><text:span text:style-name="T2">исключение</text:span></text:span><text:span text:style-name="T1"> (англ. </text:span><text:span text:style-name="Emphasis"><text:span text:style-name="T1">exception</text:span></text:span><text:span text:style-name="T1">). Ниже мы расскажем как с ним работать.</text:span></text:p>
      <text:h text:style-name="P4" text:outline-level="3"><text:soft-page-break/>Как обрабатывать исключения?</text:h>
      <text:p text:style-name="P8">В прошлом уроке мы уже демонстрировали, что будет в нашей программе для отправки почты, если, например, указать неправильный пароль к почте: мы получим ошибку авторизации.</text:p>
      <text:p text:style-name="P8">Это и есть исключение. Давайте посмотрим, что мы можем с ним сделать.</text:p>
      <text:p text:style-name="P10"><text:span text:style-name="T1">Работать будем на основе нашей программы для отправки почты из урока про библиотеки RubyGems, скопируйте файл </text:span><text:span text:style-name="Source_20_Text"><text:span text:style-name="T3">send_mail.rb</text:span></text:span><text:span text:style-name="T1"> в новую папку </text:span><text:span text:style-name="Source_20_Text"><text:span text:style-name="T3">c:\rubytut\lesson19</text:span></text:span><text:span text:style-name="T1"> (как обычно для урока создаём новую папку).</text:span></text:p>
      <text:h text:style-name="P4" text:outline-level="3">Конструкция begin-rescue</text:h>
      <text:p text:style-name="P10"><text:span text:style-name="T1">Для того, чтобы программа не вылетала при появлении какого-то исключения, нам необходимо участок программы, где может возникнуть ошибка написать внутри специальной конструкции </text:span><text:span text:style-name="Source_20_Text"><text:span text:style-name="T3">begin-rescue</text:span></text:span><text:span text:style-name="T1">:</text:span></text:p>
      <text:p text:style-name="P5"><text:span text:style-name="Source_20_Text"><text:span text:style-name="T4">begin</text:span></text:span></text:p>
      <text:p text:style-name="P6"><text:span text:style-name="Source_20_Text"><text:span text:style-name="T8"><text:s text:c="2"/></text:span></text:span><text:span text:style-name="Source_20_Text"><text:span text:style-name="T9"># код, который может вызвать ошибку</text:span></text:span></text:p>
      <text:p text:style-name="P6"><text:span text:style-name="Source_20_Text"><text:span text:style-name="T4">rescue</text:span></text:span></text:p>
      <text:p text:style-name="P6"><text:span text:style-name="Source_20_Text"><text:span text:style-name="T8"><text:s text:c="2"/></text:span></text:span><text:span text:style-name="Source_20_Text"><text:span text:style-name="T9"># этот код выполнится, если ошибка произойдет</text:span></text:span></text:p>
      <text:p text:style-name="P6"><text:span text:style-name="Source_20_Text"><text:span text:style-name="T4">end</text:span></text:span></text:p>
      <text:p text:style-name="P10"><text:span text:style-name="T1">Работает эта штука так. Программа доходит до </text:span><text:span text:style-name="Source_20_Text"><text:span text:style-name="T3">begin</text:span></text:span><text:span text:style-name="T1"> (по англ. </text:span><text:span text:style-name="Emphasis"><text:span text:style-name="T1">начать</text:span></text:span><text:span text:style-name="T1">) и продолжает выполняться дальше как ни в чём не бывало. Если между строчками </text:span><text:span text:style-name="Source_20_Text"><text:span text:style-name="T3">begin</text:span></text:span><text:span text:style-name="T1"> и </text:span><text:span text:style-name="Source_20_Text"><text:span text:style-name="T3">rescue</text:span></text:span><text:span text:style-name="T1"> ничего страшного не произошло, то дойдя до слова </text:span><text:span text:style-name="Source_20_Text"><text:span text:style-name="T3">rescue</text:span></text:span><text:span text:style-name="T1"> программа перескакивает на </text:span><text:span text:style-name="Source_20_Text"><text:span text:style-name="T3">end</text:span></text:span><text:span text:style-name="T1"> и движется дальше, как будто никакого </text:span><text:span text:style-name="Source_20_Text"><text:span text:style-name="T3">begin-rescue</text:span></text:span><text:span text:style-name="T1"> она и не встретила вовсе.</text:span></text:p>
      <text:p text:style-name="P10"><text:span text:style-name="T1">Если же между строками </text:span><text:span text:style-name="Source_20_Text"><text:span text:style-name="T3">begin</text:span></text:span><text:span text:style-name="T1"> и </text:span><text:span text:style-name="Source_20_Text"><text:span text:style-name="T3">rescue</text:span></text:span><text:span text:style-name="T1"> программа поймала исключение: какой-то метод сломался и выдал ошибку наподобие тех, что мы видели в конце 15-го урока, то программа тут же переходит на слово </text:span><text:span text:style-name="Source_20_Text"><text:span text:style-name="T3">rescue</text:span></text:span><text:span text:style-name="T1"> (по-англ. </text:span><text:span text:style-name="Emphasis"><text:span text:style-name="T1">спасти</text:span></text:span><text:span text:style-name="T1">) и начинает выполнять инструкции, которые написаны между </text:span><text:span text:style-name="Source_20_Text"><text:span text:style-name="T3">rescue</text:span></text:span><text:span text:style-name="T1"> и </text:span><text:span text:style-name="Source_20_Text"><text:span text:style-name="T3">end</text:span></text:span><text:span text:style-name="T1">.</text:span></text:p>
      <text:p text:style-name="P8">Там разработчики пишут код, который должен сообщить пользователю о том, что произошла ошибка и, если надо, заканчивают программу, а если можно продолжать работу программы — продолжают.</text:p>
      <text:p text:style-name="P5"><text:span text:style-name="Source_20_Text"><text:span text:style-name="T6">...</text:span></text:span></text:p>
      <text:p text:style-name="P6"><text:span text:style-name="Source_20_Text"><text:span text:style-name="T4">rescue</text:span></text:span></text:p>
      <text:p text:style-name="P6"><text:span text:style-name="Source_20_Text"><text:span text:style-name="T8"><text:s text:c="2"/></text:span></text:span><text:span text:style-name="Source_20_Text"><text:span text:style-name="T6">puts </text:span></text:span><text:span text:style-name="Source_20_Text"><text:span text:style-name="T10">"Не удалось отправить письмо"</text:span></text:span></text:p>
      <text:p text:style-name="P6"><text:span text:style-name="Source_20_Text"><text:span text:style-name="T4">end</text:span></text:span></text:p>
      <text:h text:style-name="P4" text:outline-level="3"><text:soft-page-break/>Ключевое слово ensure</text:h>
      <text:p text:style-name="P10"><text:span text:style-name="T1">Между </text:span><text:span text:style-name="Source_20_Text"><text:span text:style-name="T3">rescue</text:span></text:span><text:span text:style-name="T1"> и </text:span><text:span text:style-name="Source_20_Text"><text:span text:style-name="T3">end</text:span></text:span><text:span text:style-name="T1"> можно добавить ещё одно ключевое слово </text:span><text:span text:style-name="Source_20_Text"><text:span text:style-name="T3">ensure</text:span></text:span><text:span text:style-name="T1"> (по-англ. </text:span><text:span text:style-name="Emphasis"><text:span text:style-name="T1">убедиться</text:span></text:span><text:span text:style-name="T1">):</text:span></text:p>
      <text:p text:style-name="P5"><text:span text:style-name="Source_20_Text"><text:span text:style-name="T4">begin</text:span></text:span></text:p>
      <text:p text:style-name="P6"><text:span text:style-name="Source_20_Text"><text:span text:style-name="T8"><text:s text:c="2"/></text:span></text:span><text:span text:style-name="Source_20_Text"><text:span text:style-name="T9"># код, который будет выполняться, пока не возникнет ошибка</text:span></text:span></text:p>
      <text:p text:style-name="P6"><text:span text:style-name="Source_20_Text"><text:span text:style-name="T4">rescue</text:span></text:span></text:p>
      <text:p text:style-name="P6"><text:span text:style-name="Source_20_Text"><text:span text:style-name="T8"><text:s text:c="2"/></text:span></text:span><text:span text:style-name="Source_20_Text"><text:span text:style-name="T9"># код, который будет выполнен, если возникнет ошибка</text:span></text:span></text:p>
      <text:p text:style-name="P6"><text:span text:style-name="Source_20_Text"><text:span text:style-name="T4">ensure</text:span></text:span></text:p>
      <text:p text:style-name="P6"><text:span text:style-name="Source_20_Text"><text:span text:style-name="T8"><text:s text:c="2"/></text:span></text:span><text:span text:style-name="Source_20_Text"><text:span text:style-name="T9"># код, который будет выполнен всегда в конце</text:span></text:span></text:p>
      <text:p text:style-name="P6"><text:span text:style-name="Source_20_Text"><text:span text:style-name="T4">end</text:span></text:span></text:p>
      <text:p text:style-name="P10"><text:span text:style-name="T1">Тогда если программа не встретила на своём пути от </text:span><text:span text:style-name="Source_20_Text"><text:span text:style-name="T3">begin</text:span></text:span><text:span text:style-name="T1"> до </text:span><text:span text:style-name="Source_20_Text"><text:span text:style-name="T3">rescue</text:span></text:span><text:span text:style-name="T1"> никаких ошибок, то она переходит не на </text:span><text:span text:style-name="Source_20_Text"><text:span text:style-name="T3">end</text:span></text:span><text:span text:style-name="T1">, а на </text:span><text:span text:style-name="Source_20_Text"><text:span text:style-name="T3">ensure</text:span></text:span><text:span text:style-name="T1"> и перед тем, как закончить возиться с нашей конструкцией, выполняет все инструкции из блока </text:span><text:span text:style-name="Source_20_Text"><text:span text:style-name="T3">ensure-end</text:span></text:span><text:span text:style-name="T1">.</text:span></text:p>
      <text:p text:style-name="P10"><text:span text:style-name="T1">Если же ошибка возникла, то программа после выполнения всех инструкций после </text:span><text:span text:style-name="Source_20_Text"><text:span text:style-name="T3">rescue</text:span></text:span><text:span text:style-name="T1"> выполняет также инструкции после </text:span><text:span text:style-name="Source_20_Text"><text:span text:style-name="T3">ensure</text:span></text:span><text:span text:style-name="T1">.</text:span></text:p>
      <text:p text:style-name="P10"><text:span text:style-name="T1">То есть, инструкции в блоке </text:span><text:span text:style-name="Source_20_Text"><text:span text:style-name="T3">ensure-end</text:span></text:span><text:span text:style-name="T1"> будут выполнены в любом случае.</text:span></text:p>
      <text:p text:style-name="P5"><text:span text:style-name="Source_20_Text"><text:span text:style-name="T6">...</text:span></text:span></text:p>
      <text:p text:style-name="P6"><text:span text:style-name="Source_20_Text"><text:span text:style-name="T4">ensure</text:span></text:span></text:p>
      <text:p text:style-name="P6"><text:span text:style-name="Source_20_Text"><text:span text:style-name="T8"><text:s text:c="2"/></text:span></text:span><text:span text:style-name="Source_20_Text"><text:span text:style-name="T6">puts </text:span></text:span><text:span text:style-name="Source_20_Text"><text:span text:style-name="T10">"Попытка отправки письма закончена"</text:span></text:span></text:p>
      <text:p text:style-name="P6"><text:span text:style-name="Source_20_Text"><text:span text:style-name="T4">end</text:span></text:span></text:p>
      <text:h text:style-name="P4" text:outline-level="3">Получение данных об исключении</text:h>
      <text:p text:style-name="P10"><text:span text:style-name="T1">Описанный способ ловли ошибок с помощью </text:span><text:span text:style-name="Source_20_Text"><text:span text:style-name="T3">begin-rescue</text:span></text:span><text:span text:style-name="T1"> — самый примитивный и простой. С его помощью мы не можем сообщить пользователю что же конкретно пошло не так.</text:span></text:p>
      <text:p text:style-name="P8">Ошибка в пароле, нет сети или неправильный email адресата — один чёрт. Всё равно, всё что напишет программа пользователю: «Не удалось отправить письмо».</text:p>
      <text:p text:style-name="P8">Это не хорошо, т.к. всех нас бесит, когда кто-то не делает то, что мы просим и даже ничего не объясняет. Хорошо бы сообщить пользователю, что именно не сработало и как ему можно исправить эту ситуацию, чтобы всё-таки выполнить задуманное.</text:p>
      <text:p text:style-name="P8"><text:soft-page-break/>Давайте уберём (или лучше закомментируем) все строчки, связанные с обработкой ошибок. Чтобы ошибки снова начали вылезать наружу: нам нужно их изучить.</text:p>
      <text:p text:style-name="P10"><text:span text:style-name="T1">Комментировать строчку в Sublime можно комбинацией </text:span><text:span text:style-name="Source_20_Text"><text:span text:style-name="T3">Ctrl+/</text:span></text:span><text:span text:style-name="T1">:</text:span></text:p>
      <text:p text:style-name="P5"><text:span text:style-name="Source_20_Text"><text:span text:style-name="T9"># begin</text:span></text:span></text:p>
      <text:p text:style-name="P6"><text:span text:style-name="Source_20_Text"><text:span text:style-name="T6">... </text:span></text:span><text:span text:style-name="Source_20_Text"><text:span text:style-name="T9"># то, что между begin и rescue, не надо комментировать</text:span></text:span></text:p>
      <text:p text:style-name="P6"><text:span text:style-name="Source_20_Text"><text:span text:style-name="T9"># rescue SocketError</text:span></text:span></text:p>
      <text:p text:style-name="P6"><text:span text:style-name="Source_20_Text"><text:span text:style-name="T9"># <text:s text:c="2"/>puts "Не удалось отправить письмо"</text:span></text:span></text:p>
      <text:p text:style-name="P6"><text:span text:style-name="Source_20_Text"><text:span text:style-name="T9"># ensure</text:span></text:span></text:p>
      <text:p text:style-name="P6"><text:span text:style-name="Source_20_Text"><text:span text:style-name="T9"># <text:s text:c="2"/>puts "Попытка отправки письма закончена"</text:span></text:span></text:p>
      <text:p text:style-name="P6"><text:span text:style-name="Source_20_Text"><text:span text:style-name="T9"># end</text:span></text:span></text:p>
      <text:p text:style-name="P8">После этого снова накосячим, введя неправильный пароль от почты, с которой мы хотим отправить письмо.</text:p>
      <text:p text:style-name="P8">После этого программа выдаст ошибку, в тексте которой нас интересует то, что идёт в скобочках после первого сообщения о том, что что-то пошло не так (найдите глазами это место):</text:p>
      <text:p text:style-name="P5"><text:span text:style-name="Source_20_Text"><text:span text:style-name="T6">... (Net::SMTPAuthenticationError)</text:span></text:span></text:p>
      <text:p text:style-name="P8">Это так называемый тип (класс) ошибки, которая произошла.</text:p>
      <text:p text:style-name="P8">Зная этот класс мы сможем поймать именно эту конкретную ошибку и уже в этом случае будем уверены, что пользователь (то есть вы, ведь в программе используется ваш почтовый адрес для отправки) ошибся при вводе пароля.</text:p>
      <text:p text:style-name="P10"><text:span text:style-name="T1">Уберите значки комментариев </text:span><text:span text:style-name="Source_20_Text"><text:span text:style-name="T3">#</text:span></text:span><text:span text:style-name="T1">, которые мы поставили чуть раньше и допишите к rescue условие</text:span></text:p>
      <text:p text:style-name="P5"><text:span text:style-name="Source_20_Text"><text:span text:style-name="T4">begin</text:span></text:span></text:p>
      <text:p text:style-name="P6"><text:span text:style-name="Source_20_Text"><text:span text:style-name="T8"><text:s text:c="2"/></text:span></text:span><text:span text:style-name="Source_20_Text"><text:span text:style-name="T6">...</text:span></text:span></text:p>
      <text:p text:style-name="P6"><text:span text:style-name="Source_20_Text"><text:span text:style-name="T4">rescue</text:span></text:span><text:span text:style-name="Source_20_Text"><text:span text:style-name="T6"> Net::SMTPAuthenticationError =&gt; error</text:span></text:span></text:p>
      <text:p text:style-name="P6"><text:span text:style-name="Source_20_Text"><text:span text:style-name="T8"><text:s text:c="2"/></text:span></text:span><text:span text:style-name="Source_20_Text"><text:span text:style-name="T6">puts </text:span></text:span><text:span text:style-name="Source_20_Text"><text:span text:style-name="T10">"Вы неправильно указали пароль: "</text:span></text:span><text:span text:style-name="Source_20_Text"><text:span text:style-name="T6"> + error.message</text:span></text:span></text:p>
      <text:p text:style-name="P6"><text:span text:style-name="Source_20_Text"><text:span text:style-name="T4">end</text:span></text:span></text:p>
      <text:p text:style-name="P8">Обратите внимание на то, что название класса полностью совпадает с тем, что мы увидели при запуске программы, когда неправильно указали пароль.</text:p>
      <text:p text:style-name="P10"><text:span text:style-name="T1">А также на то, что после этого имени класса мы написали знак равно и знак больше (которые вместе образовали стрелочку </text:span><text:span text:style-name="Source_20_Text"><text:span text:style-name="T3">=&gt;</text:span></text:span><text:span text:style-name="T1">), и еще слово </text:span><text:span text:style-name="Source_20_Text"><text:span text:style-name="T3">error</text:span></text:span><text:span text:style-name="T1">.</text:span></text:p>
      <text:p text:style-name="P10"><text:soft-page-break/><text:span text:style-name="Source_20_Text"><text:span text:style-name="T3">error</text:span></text:span><text:span text:style-name="T1"> — это временная переменная, куда записывается ошибка, которая произошла. Да, ошибка это тоже объект. Его можно использовать после </text:span><text:span text:style-name="Source_20_Text"><text:span text:style-name="T3">rescue</text:span></text:span><text:span text:style-name="T1">, чтобы вывести сообщение об ошибке.</text:span></text:p>
      <text:p text:style-name="P8">Теперь, если мы снова ошибёмся с паролем, программа напишет нам</text:p>
      <text:p text:style-name="P7"><text:span text:style-name="T5">Вы неправильно указали пароль: 535 Incorrect authentication data: authentication failed for</text:span><text:span text:style-name="T7"> </text:span><text:span text:style-name="T5">&lt;</text:span><text:a xlink:type="simple" xlink:href="mailto:my_mail@mail.ru" text:style-name="Internet_20_link" text:visited-style-name="Visited_20_Internet_20_Link">my_mail@mail.ru</text:a><text:span text:style-name="T5">&gt;</text:span></text:p>
      <text:p text:style-name="P7"><text:span text:style-name="T5"/></text:p>
      <text:h text:style-name="P3" text:outline-level="3"><text:span text:style-name="T11">Ловим исключения: SocketError и Net::SMTPSyntaxError</text:span></text:h>
      <text:p text:style-name="P8">Чтобы поймать ещё два исключения (когда нет сети и когда пользователь сделал ошибку в почтовом адресе), мы добавим ещё два блока rescue сразу под первым (или над, главное, чтобы они шли друг за другом):</text:p>
      <text:p text:style-name="P5"><text:span text:style-name="Source_20_Text"><text:span text:style-name="T4">begin</text:span></text:span></text:p>
      <text:p text:style-name="P6"><text:span text:style-name="Source_20_Text"><text:span text:style-name="T8"><text:s text:c="2"/></text:span></text:span><text:span text:style-name="Source_20_Text"><text:span text:style-name="T6">...</text:span></text:span></text:p>
      <text:p text:style-name="P6"><text:span text:style-name="Source_20_Text"><text:span text:style-name="T4">rescue</text:span></text:span><text:span text:style-name="Source_20_Text"><text:span text:style-name="T6"> SocketError</text:span></text:span></text:p>
      <text:p text:style-name="P6"><text:span text:style-name="Source_20_Text"><text:span text:style-name="T8"><text:s text:c="2"/></text:span></text:span><text:span text:style-name="Source_20_Text"><text:span text:style-name="T6">puts </text:span></text:span><text:span text:style-name="Source_20_Text"><text:span text:style-name="T10">"Не могу соединиться с сервером. "</text:span></text:span></text:p>
      <text:p text:style-name="P6"><text:span text:style-name="Source_20_Text"><text:span text:style-name="T4">rescue</text:span></text:span><text:span text:style-name="Source_20_Text"><text:span text:style-name="T6"> Net::SMTPSyntaxError =&gt; error</text:span></text:span></text:p>
      <text:p text:style-name="P6"><text:span text:style-name="Source_20_Text"><text:span text:style-name="T8"><text:s text:c="2"/></text:span></text:span><text:span text:style-name="Source_20_Text"><text:span text:style-name="T6">puts </text:span></text:span><text:span text:style-name="Source_20_Text"><text:span text:style-name="T10">"Вы некорректно задали параметры письма: "</text:span></text:span><text:span text:style-name="Source_20_Text"><text:span text:style-name="T6"> + error.message</text:span></text:span></text:p>
      <text:p text:style-name="P6"><text:span text:style-name="Source_20_Text"><text:span text:style-name="T4">rescue</text:span></text:span><text:span text:style-name="Source_20_Text"><text:span text:style-name="T6"> Net::SMTPAuthenticationError =&gt; error</text:span></text:span></text:p>
      <text:p text:style-name="P6"><text:span text:style-name="Source_20_Text"><text:span text:style-name="T8"><text:s text:c="2"/></text:span></text:span><text:span text:style-name="Source_20_Text"><text:span text:style-name="T6">puts </text:span></text:span><text:span text:style-name="Source_20_Text"><text:span text:style-name="T10">"Неправильный пароль, попробуйте еще: "</text:span></text:span><text:span text:style-name="Source_20_Text"><text:span text:style-name="T6"> + error.message</text:span></text:span></text:p>
      <text:p text:style-name="P6"><text:span text:style-name="Source_20_Text"><text:span text:style-name="T4">ensure</text:span></text:span></text:p>
      <text:p text:style-name="P6"><text:span text:style-name="Source_20_Text"><text:span text:style-name="T8"><text:s text:c="2"/></text:span></text:span><text:span text:style-name="Source_20_Text"><text:span text:style-name="T6">puts </text:span></text:span><text:span text:style-name="Source_20_Text"><text:span text:style-name="T10">"Мы постарались отправить письмо."</text:span></text:span></text:p>
      <text:p text:style-name="P6"><text:span text:style-name="Source_20_Text"><text:span text:style-name="T4">end</text:span></text:span></text:p>
      <text:p text:style-name="P10"><text:span text:style-name="T1">Это напоминает конструкцию </text:span><text:span text:style-name="Source_20_Text"><text:span text:style-name="T3">case-when</text:span></text:span><text:span text:style-name="T1">: если в блоке </text:span><text:span text:style-name="Source_20_Text"><text:span text:style-name="T3">begin-rescue</text:span></text:span><text:span text:style-name="T1"> (от </text:span><text:span text:style-name="Source_20_Text"><text:span text:style-name="T3">begin</text:span></text:span><text:span text:style-name="T1"> до первого </text:span><text:span text:style-name="Source_20_Text"><text:span text:style-name="T3">rescue</text:span></text:span><text:span text:style-name="T1">) возникает ошибка, Ruby смотрит, что за класс у этой ошибки и в зависимости от класса заходит в один из нескольких вариантов. Если класс ошибки </text:span><text:span text:style-name="Source_20_Text"><text:span text:style-name="T3">SocketError</text:span></text:span><text:span text:style-name="T1"> — выполнятся инструкции между </text:span><text:span text:style-name="Source_20_Text"><text:span text:style-name="T3">rescue SocketError</text:span></text:span><text:span text:style-name="T1"> и </text:span><text:span text:style-name="Source_20_Text"><text:span text:style-name="T3">end</text:span></text:span><text:span text:style-name="T1"> (или другим </text:span><text:span text:style-name="Source_20_Text"><text:span text:style-name="T3">rescue</text:span></text:span><text:span text:style-name="T1">, смотря чем заканчивается блок).</text:span></text:p>
      <text:p text:style-name="P10"><text:span text:style-name="T1">Если доступа в интернет нет, то во время отправки почты будет отправлена ошибка </text:span><text:span text:style-name="Source_20_Text"><text:span text:style-name="T3">SocketError</text:span></text:span><text:span text:style-name="T1">, а если почта, например, не содержит символа </text:span><text:span text:style-name="Source_20_Text"><text:span text:style-name="T3">@</text:span></text:span><text:span text:style-name="T1"> (собака), то Pony создаст исключение </text:span><text:span text:style-name="Source_20_Text"><text:span text:style-name="T3">Net::SMTPSyntaxError</text:span></text:span><text:span text:style-name="T1">. В каждом из этих случаев мы напишем пользователю о том, что случилось.</text:span></text:p>
      <text:p text:style-name="P10"><text:span text:style-name="T1">Осталось только перенести наш вывод строчки с фразой, что письмо успешно отправлено в конец блока </text:span><text:span text:style-name="Source_20_Text"><text:span text:style-name="T3">begin</text:span></text:span><text:span text:style-name="T1">, так как нам надо сделать так, что если письмо не отправилось, то эта строчка не выводится.</text:span></text:p>
      <text:p text:style-name="P10"><text:soft-page-break/><text:span text:style-name="T1">Ошибка возникнет в длинном методе </text:span><text:span text:style-name="Source_20_Text"><text:span text:style-name="T3">Pony.mail</text:span></text:span><text:span text:style-name="T1">, так что до команды </text:span><text:span text:style-name="Source_20_Text"><text:span text:style-name="T3">puts</text:span></text:span><text:span text:style-name="T1"> дело просто не дойдёт. Что нам и нужно.</text:span></text:p>
      <text:p text:style-name="P5"><text:span text:style-name="Source_20_Text"><text:span text:style-name="T8"><text:s text:c="2"/></text:span></text:span><text:span text:style-name="Source_20_Text"><text:span text:style-name="T4">begin</text:span></text:span></text:p>
      <text:p text:style-name="P6"><text:span text:style-name="Source_20_Text"><text:span text:style-name="T8"><text:s text:c="4"/></text:span></text:span><text:span text:style-name="Source_20_Text"><text:span text:style-name="T6">...</text:span></text:span></text:p>
      <text:p text:style-name="P6"><text:span text:style-name="Source_20_Text"><text:span text:style-name="T8"><text:s text:c="4"/></text:span></text:span><text:span text:style-name="Source_20_Text"><text:span text:style-name="T6">puts </text:span></text:span><text:span text:style-name="Source_20_Text"><text:span text:style-name="T10">"Письмо отправлено!"</text:span></text:span></text:p>
      <text:p text:style-name="P6"><text:span text:style-name="Source_20_Text"><text:span text:style-name="T8"><text:s text:c="2"/></text:span></text:span><text:span text:style-name="Source_20_Text"><text:span text:style-name="T4">rescue</text:span></text:span></text:p>
      <text:p text:style-name="P6"><text:span text:style-name="Source_20_Text"><text:span text:style-name="T8"><text:s text:c="4"/></text:span></text:span><text:span text:style-name="Source_20_Text"><text:span text:style-name="T6">...</text:span></text:span></text:p>
      <text:p text:style-name="P6"><text:span text:style-name="Source_20_Text"><text:span text:style-name="T8"><text:s text:c="2"/></text:span></text:span><text:span text:style-name="Source_20_Text"><text:span text:style-name="T4">rescue</text:span></text:span></text:p>
      <text:p text:style-name="P6"><text:span text:style-name="Source_20_Text"><text:span text:style-name="T8"><text:s text:c="4"/></text:span></text:span><text:span text:style-name="Source_20_Text"><text:span text:style-name="T6">...</text:span></text:span></text:p>
      <text:p text:style-name="P6"><text:span text:style-name="Source_20_Text"><text:span text:style-name="T8"><text:s text:c="2"/></text:span></text:span><text:span text:style-name="Source_20_Text"><text:span text:style-name="T4">end</text:span></text:span></text:p>
      <text:h text:style-name="P4" text:outline-level="3">Правила ловли исключений</text:h>
      <text:p text:style-name="P8">Напоследок сформулируем небольшие правила написания программы, в которой могут быть исключения:</text:p>
      <text:list xml:id="list2422749966" text:style-name="L5">
        <text:list-item>
          <text:p text:style-name="P15">Не доверяйте пользователю, будьте всегда готовы, что самый прилежный пользователь введёт данные неправильно.</text:p>
        </text:list-item>
      </text:list>
      <text:p text:style-name="P8">И ни в коем случае не стоит его за это винить: новые пользователи ваших будущих программ часто просто не знают, что нужно вводить, другие пользователи могут просто опечататься.</text:p>
      <text:p text:style-name="P8">Надо прощать такие ошибки людям, ведь если вы посмотрите на мир вокруг вас, огромное количество программ и устройств именно так и поступает. А те, которые не дают вам право на ошибку, как правило, крайне бесят.</text:p>
      <text:list xml:id="list2017177964" text:style-name="L6">
        <text:list-item>
          <text:p text:style-name="P16">Ловите только конкретные ошибки: не стоит ловить вообще все исключения.</text:p>
        </text:list-item>
      </text:list>
      <text:p text:style-name="P8">Самые критические должны происходить и действительно ломать ход вашей программы, не стоит страховаться от всего сразу (да это и невозможно, количество всевозможных ошибок исчисляется сотнями).</text:p>
      <text:p text:style-name="P8">Представьте самые частые конкретные исключения, которые могут произойти в определенных местах вашей программы и защитите пользователя только от них.</text:p>
      <text:list xml:id="list1461395683" text:style-name="L7">
        <text:list-item>
          <text:p text:style-name="P17">Некоторые ошибки — критичны.</text:p>
        </text:list-item>
      </text:list>
      <text:p text:style-name="P8">При написании программы вы должны чётко для себя решить, какие ошибки заканчивают её работу, а какие игнорируются или просто как-то влияют на ход выполнения.</text:p>
      <text:p text:style-name="P8"><text:soft-page-break/>Если пользователь опечатался, можно попросить его ввести данные ещё раз, а вот если вы хотите в вашей программе отправить письмо, а компьютер не подключён к сети — не стоит просить пользователя повторно ввести пароль или запускать бесконечный цикл ожидания связи. Можно просто спокойно сообщить об этом и выйти. Если конечно вы не почтовый сервер пишете :)</text:p>
      <text:p text:style-name="P8">Ещё пара примеров.</text:p>
      <text:p text:style-name="P8">Вспомните программу, которая выводила один из афоризмов. Если нам не удалось открыть файл, выводить нечего, поэтому выполнение программы не имеет смысл продолжать.</text:p>
      <text:p text:style-name="P8">В программе Виселица мы открывали файл, чтобы прочитать картинку с изображением виселицы: это нужно для красоты. А если вдруг картинка не открылась, мы просто пишем об этом пользователю, но на основной ход программы это не влияет.</text:p>
      <text:p text:style-name="P8">Ситуации бывают разные и понимание, как обрабатывать исключения в том или ином случае, к вам придёт с опытом. Главное, не пугайтесь ошибок: это всего лишь иной ход развития вашей программы, который обычно даже опытные программисты не учитывают.</text:p>
      <text:p text:style-name="P8">Поэтому достаточно помнить об этом и внимательно относиться к тем, методам, которые связаны с внешним миром (файлами, сетью и т. п.) — тогда вы уже обойдете в этом вопросе многих более опытных программистов!</text:p>
      <text:p text:style-name="P10"><text:span text:style-name="T1">Напомню, что на этом уроке мы научились не бояться ошибок, разобрали глобальные причины ошибок: непонимание постановки задачи, баги и исключения. А также узнали как работает конструкция </text:span><text:span text:style-name="Source_20_Text"><text:span text:style-name="T3">begin-rescue</text:span></text:span><text:span text:style-name="T1">, зачем там нужен </text:span><text:span text:style-name="Source_20_Text"><text:span text:style-name="T3">ensure</text:span></text:span><text:span text:style-name="T1"> и как ловить только конкретные типы ошибок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unito" svg:font-family="Nunito, sans-serif"/>
    <style:font-face style:name="PT Mono" svg:font-family="'PT Mono', SFMono-Regular, Menlo, Monaco, Consolas, 'Liberation Mono', 'Courier New', monospace"/>
    <style:font-face style:name="PT Sans" svg:font-family="'PT Sans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7T20:21:33.787733312</meta:creation-date>
    <dc:date>2021-07-07T20:26:57.735706367</dc:date>
    <meta:editing-duration>PT5M2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8" meta:paragraph-count="134" meta:word-count="1880" meta:character-count="12622" meta:non-whitespace-character-count="10814"/>
  </office:meta>
</office:document-meta>
</file>